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ries are</text:p>
      <text:p text:style-name="Standard"/>
      <text:p text:style-name="Standard"/>
      <text:p text:style-name="Standard"><text:s text:c="4"/>1. User should be able to follow other user.</text:p>
      <text:p text:style-name="Standard"/>
      <text:p text:style-name="Standard">INSERT INTO followers VALUES(' ',' ');</text:p>
      <text:p text:style-name="Standard"/>
      <text:p text:style-name="Standard"><text:s text:c="4"/>2. User should be able to unfollow other user.</text:p>
      <text:p text:style-name="Standard"/>
      <text:p text:style-name="Standard">DELETE FROM followers WHERE USER_ID=' ' &amp; follower_ID=' ';</text:p>
      <text:p text:style-name="Standard"/>
      <text:p text:style-name="Standard"><text:s text:c="4"/>3. User should be able to see total followers and following count.</text:p>
      <text:p text:style-name="Standard"/>
      <text:p text:style-name="Standard">SELECT COUNT(UUID) FROM follower where user_id=' ' SELECT COUNT(UUID) FROM following where user_id=' '</text:p>
      <text:p text:style-name="Standard"/>
      <text:p text:style-name="Standard"><text:s text:c="4"/>4. User should be able to see followers list.</text:p>
      <text:p text:style-name="Standard"/>
      <text:p text:style-name="Standard">Select user_details.name from user_details</text:p>
      <text:p text:style-name="Standard">JOIN Followers ON username=user_id where user_id=' '</text:p>
      <text:p text:style-name="Standard"/>
      <text:p text:style-name="Standard"><text:s text:c="4"/>5. User should be able to see following list.</text:p>
      <text:p text:style-name="Standard"/>
      <text:p text:style-name="Standard">Select user_details.name from user_details</text:p>
      <text:p text:style-name="Standard">JOIN following ON username=user_id where user_id=' '</text:p>
      <text:p text:style-name="Standard"/>
      <text:p text:style-name="Standard"/>
      <text:p text:style-name="Standard"><text:s text:c="4"/>6. User should be able to remove follower or following. [single follower at once] DELETE FROM followers WHERE USER_ID=' ' &amp; follower_ID=' ';</text:p>
      <text:p text:style-name="Standard"/>
      <text:p text:style-name="Standard"><text:s text:c="4"/>7. User should be able to see profile of another user.</text:p>
      <text:p text:style-name="Standard"/>
      <text:p text:style-name="Standard"/>
      <text:p text:style-name="Standard">SELECT * from user_details where Username=' ' &amp; username &lt;&gt;' '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1:47:57.881018147</meta:creation-date>
    <dc:date>2023-07-12T11:48:18.384062761</dc:date>
    <meta:editing-duration>PT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46" meta:character-count="927" meta:non-whitespace-character-count="769"/>
  </office:meta>
</office:document-meta>
</file>